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76cm"/>
    </style:style>
    <style:style style:name="Table10.B" style:family="table-column">
      <style:table-column-properties style:column-width="4.02cm"/>
    </style:style>
    <style:style style:name="Table10.C" style:family="table-column">
      <style:table-column-properties style:column-width="3.491cm"/>
    </style:style>
    <style:style style:name="Table10.D" style:family="table-column">
      <style:table-column-properties style:column-width="4.794cm"/>
    </style:style>
    <style:style style:name="Table10.E" style:family="table-column">
      <style:table-column-properties style:column-width="4.11cm"/>
    </style:style>
    <style:style style:name="Table10.F" style:family="table-column">
      <style:table-column-properties style:column-width="5.81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officeooo:paragraph-rsid="00c7f6dc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Heading">
      <style:text-properties officeooo:paragraph-rsid="00cdb627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officeooo:rsid="00daaf0b" officeooo:paragraph-rsid="00daaf0b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8" style:family="paragraph" style:parent-style-name="Table_20_Heading">
      <style:text-properties officeooo:paragraph-rsid="00c7f6dc"/>
    </style:style>
    <style:style style:name="P109" style:family="paragraph" style:parent-style-name="Table_20_Heading">
      <style:text-properties officeooo:paragraph-rsid="00daaf0b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a60136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3af6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0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officeooo:rsid="001b737f"/>
    </style:style>
    <style:style style:name="T20" style:family="text">
      <style:text-properties officeooo:rsid="0039eda9"/>
    </style:style>
    <style:style style:name="T21" style:family="text">
      <style:text-properties officeooo:rsid="0037af12"/>
    </style:style>
    <style:style style:name="T22" style:family="text">
      <style:text-properties officeooo:rsid="00344ea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741202"/>
    </style:style>
    <style:style style:name="T25" style:family="text">
      <style:text-properties officeooo:rsid="00743fc3"/>
    </style:style>
    <style:style style:name="T26" style:family="text">
      <style:text-properties officeooo:rsid="0070d3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7ff895"/>
    </style:style>
    <style:style style:name="T29" style:family="text">
      <style:text-properties officeooo:rsid="007cc2fb"/>
    </style:style>
    <style:style style:name="T3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7cc5a9"/>
    </style:style>
    <style:style style:name="T33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4" style:family="text">
      <style:text-properties officeooo:rsid="00811fd3"/>
    </style:style>
    <style:style style:name="T35" style:family="text">
      <style:text-properties officeooo:rsid="007eaf13"/>
    </style:style>
    <style:style style:name="T36" style:family="text">
      <style:text-properties officeooo:rsid="00805afe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b97e2"/>
    </style:style>
    <style:style style:name="T40" style:family="text">
      <style:text-properties officeooo:rsid="008d1655"/>
    </style:style>
    <style:style style:name="T41" style:family="text">
      <style:text-properties officeooo:rsid="0096bbfe"/>
    </style:style>
    <style:style style:name="T42" style:family="text">
      <style:text-properties officeooo:rsid="009934c6"/>
    </style:style>
    <style:style style:name="T43" style:family="text">
      <style:text-properties fo:font-weight="bold" officeooo:rsid="009934c6" style:font-weight-asian="bold" style:font-weight-complex="bold"/>
    </style:style>
    <style:style style:name="T44" style:family="text">
      <style:text-properties fo:font-weight="normal" officeooo:rsid="009934c6" style:font-weight-asian="normal" style:font-weight-complex="normal"/>
    </style:style>
    <style:style style:name="T45" style:family="text">
      <style:text-properties fo:font-weight="normal" officeooo:rsid="00a243e7" style:font-weight-asian="normal" style:font-weight-complex="normal"/>
    </style:style>
    <style:style style:name="T46" style:family="text">
      <style:text-properties fo:font-weight="normal" officeooo:rsid="009ab8e1" style:font-weight-asian="normal" style:font-weight-complex="normal"/>
    </style:style>
    <style:style style:name="T47" style:family="text">
      <style:text-properties fo:font-weight="bold" officeooo:rsid="009816f5" style:font-weight-asian="bold" style:font-weight-complex="bold"/>
    </style:style>
    <style:style style:name="T48" style:family="text">
      <style:text-properties officeooo:rsid="009816f5"/>
    </style:style>
    <style:style style:name="T49" style:family="text">
      <style:text-properties officeooo:rsid="00b60f55"/>
    </style:style>
    <style:style style:name="T50" style:family="text">
      <style:text-properties officeooo:rsid="0097b804"/>
    </style:style>
    <style:style style:name="T51" style:family="text">
      <style:text-properties officeooo:rsid="00bf0abc"/>
    </style:style>
    <style:style style:name="T5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ce6f1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officeooo:rsid="00cc3a00"/>
    </style:style>
    <style:style style:name="T55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officeooo:rsid="00cdb627" style:font-size-asian="10pt" style:language-asian="zxx" style:country-asian="none" style:font-size-complex="10pt" style:language-complex="zxx" style:country-complex="none"/>
    </style:style>
    <style:style style:name="T57" style:family="text">
      <style:text-properties style:font-name="Courier New" fo:font-size="10pt" fo:language="zxx" fo:country="none" fo:font-weight="bold" officeooo:rsid="00dc33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8">sessionStorage</text:span></text:span><text:span text:style-name="Default_20_Paragraph_20_Font"><text:span text:style-name="T9">: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length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key(index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get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setItem(key, data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removeItem(key);</text:span></text:span></text:p>
            <text:p text:style-name="Standard"><text:span text:style-name="Source_20_Text"><text:span text:style-name="T10">sessionStorage</text:span></text:span><text:span text:style-name="Default_20_Paragraph_20_Font"><text:span text:style-name="T10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10">sessionStorage</text:span></text:span><text:span text:style-name="Default_20_Paragraph_20_Font"><text:span text:style-name="T10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10">sessionStorage</text:span></text:span><text:span text:style-name="Default_20_Paragraph_20_Font"><text:span text:style-name="T10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10">JSON.parse(</text:span></text:span><text:span text:style-name="Source_20_Text"><text:span text:style-name="T10">sessionStorage</text:span></text:span><text:span text:style-name="Default_20_Paragraph_20_Font"><text:span text:style-name="T10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10">new &lt;TypedArray&gt;(); </text:span></text:span><text:span text:style-name="Default_20_Paragraph_20_Font"><text:span text:style-name="T11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2">Byte</text:span></text:p>
            <text:p text:style-name="Standard"><text:span text:style-name="Default_20_Paragraph_20_Font"><text:span text:style-name="T9">Uint8ClampedArray();</text:span></text:span></text:p>
            <text:p text:style-name="P6">0 to 255, 1 byte, uint8_t, <text:span text:style-name="T12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2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7">Float32Array();</text:p>
            <text:p text:style-name="P6">1.2x10-38 to 3.4x1038, 4 byte, float, <text:span text:style-name="T12">Real</text:span></text:p>
            <text:p text:style-name="P7">Float64Array();</text:p>
            <text:p text:style-name="P6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9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10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10">&lt;type&gt;,&lt;listener&gt;[,options]);</text:span></text:span></text:p>
            <text:p text:style-name="P11"><text:span text:style-name="Source_20_Text"><text:span text:style-name="T10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10">&lt;type&gt;,&lt;listener&gt;[,options]);</text:span></text:span></text:p>
            <text:p text:style-name="P12"><text:span text:style-name="Source_20_Text"><text:span text:style-name="T10">target.dispatchEvent(&lt;event&gt;);</text:span></text:span></text:p>
            <text:p text:style-name="P12"><text:span text:style-name="Source_20_Text"><text:span text:style-name="T10">target.type();</text:span></text:span><text:span text:style-name="Source_20_Text"><text:span text:style-name="T17"> or </text:span></text:span><text:span text:style-name="Source_20_Text"><text:span text:style-name="T10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10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10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9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9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10">- NaN, Infinity, undefined</text:span></text:span><text:span text:style-name="Default_20_Paragraph_20_Font"><text:span text:style-name="T11"> – will be "null"</text:span></text:span></text:p>
            <text:p text:style-name="P6">- an object with method(s) (functions)</text:p>
            <text:p text:style-name="Standard"><text:span text:style-name="Default_20_Paragraph_20_Font"><text:span text:style-name="T10">- Map, Set, WeakMap, WeakSet</text:span></text:span><text:span text:style-name="Default_20_Paragraph_20_Font"><text:span text:style-name="T11"> – fix: convert to array</text:span></text:span></text:p>
            <text:p text:style-name="Standard"><text:span text:style-name="Default_20_Paragraph_20_Font"><text:span text:style-name="T10">- BigInt - </text:span></text:span><text:span text:style-name="Default_20_Paragraph_20_Font"><text:span text:style-name="T11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9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10">IE9: XML support</text:span></text:span></text:p>
            <text:p text:style-name="P12"><text:span text:style-name="Source_20_Text"><text:span text:style-name="T10">IE10+IE11: XML, SVG and HTML support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"sourceStr", "application/xml");</text:span></text:span></text:p>
            <text:p text:style-name="Standard"><text:span text:style-name="Source_20_Text"><text:span text:style-name="T10">Returns a Document, but not a SVGDocument nor a HTML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image/svg+xml");</text:span></text:span></text:p>
            <text:p text:style-name="Standard"><text:span text:style-name="Source_20_Text"><text:span text:style-name="T10">Returns a SVGDocument, which also is a Document.</text:span></text:span></text:p>
            <text:p text:style-name="P6"/>
            <text:p text:style-name="Standard"><text:span text:style-name="Source_20_Text"><text:span text:style-name="T9">var parser = new DOMParser();</text:span></text:span></text:p>
            <text:p text:style-name="Standard"><text:span text:style-name="Source_20_Text"><text:span text:style-name="T9">var doc = parser.parseFromString(sourceStr, "text/html");</text:span></text:span></text:p>
            <text:p text:style-name="Standard"><text:span text:style-name="Source_20_Text"><text:span text:style-name="T10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10">let theBiggestInt = 9007199254740991n;</text:span></text:span></text:p>
            <text:p text:style-name="Standard"><text:span text:style-name="Source_20_Text"><text:span text:style-name="T10">let alsoHuge = BigInt(9007199254740991);</text:span></text:span></text:p>
            <text:p text:style-name="Standard"><text:span text:style-name="Source_20_Text"><text:span text:style-name="T10">let hugeString = BigInt("9007199254740991");</text:span></text:span></text:p>
            <text:p text:style-name="Standard"><text:span text:style-name="Source_20_Text"><text:span text:style-name="T10">let hugeHex = BigInt("0x1fffffffffffff");</text:span></text:span></text:p>
            <text:p text:style-name="Standard"><text:span text:style-name="Source_20_Text"><text:span text:style-name="T10">let hugeBin = BigInt("0b11111111111111111111111111111111111111111111111111111");</text:span></text:span></text:p>
            <text:p text:style-name="Standard"><text:span text:style-name="Source_20_Text"><text:span text:style-name="T11">// all -&gt; 9007199254740991n</text:span></text:span></text:p>
            <text:p text:style-name="P6"/>
            <text:p text:style-name="Standard"><text:span text:style-name="Source_20_Text"><text:span text:style-name="T10">typeof 1n; <text:s text:c="9"/></text:span></text:span><text:span text:style-name="Source_20_Text"><text:span text:style-name="T11">// -&gt; "bigint"</text:span></text:span></text:p>
            <text:p text:style-name="Standard"><text:span text:style-name="Source_20_Text"><text:span text:style-name="T10">typeof BigInt("1"); </text:span></text:span><text:span text:style-name="Source_20_Text"><text:span text:style-name="T11">// -&gt; "bigint"</text:span></text:span></text:p>
            <text:p text:style-name="P6"/>
            <text:p text:style-name="Standard"><text:span text:style-name="Source_20_Text"><text:span text:style-name="T9">Operators:</text:span></text:span><text:span text:style-name="Source_20_Text"><text:span text:style-name="T10"> +, *, -, **, %, Bitwise operators (e.g.: &gt;&gt;&gt;)</text:span></text:span></text:p>
            <text:p text:style-name="P6"/>
            <text:p text:style-name="Standard"><text:span text:style-name="Source_20_Text"><text:span text:style-name="T10">!0n <text:s text:c="5"/></text:span></text:span><text:span text:style-name="Source_20_Text"><text:span text:style-name="T11">// -&gt; true</text:span></text:span></text:p>
            <text:p text:style-name="Standard"><text:span text:style-name="Source_20_Text"><text:span text:style-name="T10">!1n <text:s text:c="5"/></text:span></text:span><text:span text:style-name="Source_20_Text"><text:span text:style-name="T11">// -&gt; false</text:span></text:span></text:p>
            <text:p text:style-name="P6"/>
            <text:p text:style-name="Standard"><text:span text:style-name="Source_20_Text"><text:span text:style-name="T10">4n / 2n <text:s/></text:span></text:span><text:span text:style-name="Source_20_Text"><text:span text:style-name="T11">// -&gt; 2n</text:span></text:span></text:p>
            <text:p text:style-name="Standard"><text:span text:style-name="Source_20_Text"><text:span text:style-name="T10">5n / 2n <text:s/></text:span></text:span><text:span text:style-name="Source_20_Text"><text:span text:style-name="T11">// -&gt; 2n, not 2.5n -&gt; rounded</text:span></text:span></text:p>
            <text:p text:style-name="P6"/>
            <text:p text:style-name="Standard"><text:span text:style-name="Source_20_Text"><text:span text:style-name="T10">1n &lt; 2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1 <text:s text:c="2"/></text:span></text:span><text:span text:style-name="Source_20_Text"><text:span text:style-name="T11">// -&gt; true</text:span></text:span></text:p>
            <text:p text:style-name="Standard"><text:span text:style-name="Source_20_Text"><text:span text:style-name="T10">2n &gt; 2 <text:s text:c="2"/></text:span></text:span><text:span text:style-name="Source_20_Text"><text:span text:style-name="T11">// -&gt; false</text:span></text:span></text:p>
            <text:p text:style-name="Standard"><text:span text:style-name="Source_20_Text"><text:span text:style-name="T10">2n &gt;= 2 <text:s/></text:span></text:span><text:span text:style-name="Source_20_Text"><text:span text:style-name="T11">// -&gt; true</text:span></text:span></text:p>
            <text:p text:style-name="P6"/>
            <text:p text:style-name="Standard"><text:span text:style-name="Source_20_Text"><text:span text:style-name="T10">let mixed = [4n, 6, -12n, 10, 4, 0, 0n];</text:span></text:span></text:p>
            <text:p text:style-name="Standard"><text:span text:style-name="Source_20_Text"><text:span text:style-name="T10">mixed.sort();</text:span></text:span><text:span text:style-name="Source_20_Text"><text:span text:style-name="T11">// -&gt; [-12n, 0, 0n, 4n, 4, 6, 10]</text:span></text:span></text:p>
            <text:p text:style-name="P6"/>
            <text:p text:style-name="Standard"><text:span text:style-name="Source_20_Text"><text:span text:style-name="T9">Methods</text:span></text:span></text:p>
            <text:p text:style-name="Standard"><text:span text:style-name="Source_20_Text"><text:span text:style-name="T10">BigInt.asIntN();</text:span></text:span></text:p>
            <text:p text:style-name="Standard"><text:span text:style-name="Source_20_Text"><text:span text:style-name="T11"><text:s text:c="2"/>- BigInt value to a signed integer</text:span></text:span></text:p>
            <text:p text:style-name="Standard"><text:span text:style-name="Source_20_Text"><text:span text:style-name="T10">BigInt.asUintN();</text:span></text:span></text:p>
            <text:p text:style-name="Standard"><text:span text:style-name="Source_20_Text"><text:span text:style-name="T11"><text:s text:c="2"/>- BigInt value to an unsigned integer</text:span></text:span></text:p>
            <text:p text:style-name="Standard"><text:span text:style-name="Source_20_Text"><text:span text:style-name="T10">BigInt.prototype.toLocaleString();</text:span></text:span></text:p>
            <text:p text:style-name="Standard"><text:span text:style-name="Source_20_Text"><text:span text:style-name="T10">BigInt.prototype.toString();</text:span></text:span></text:p>
            <text:p text:style-name="Standard"><text:span text:style-name="Source_20_Text"><text:span text:style-name="T10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20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21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2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3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3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4">m</text:span><text:span text:style-name="T25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7">returns its right-hand side operand when its left-hand side operand is null or undefined</text:span>, <text:span text:style-name="T27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7">only assigns if x is nullish</text:span> <text:span text:style-name="T27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7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7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3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3">// 0</text:span></text:p>
            <text:p text:style-name="P48">x &amp;&amp;= 1; <text:span text:style-name="T23">// 0</text:span></text:p>
            <text:p text:style-name="P48">y &amp;&amp;= 1; <text:span text:style-name="T23">// 1</text:span></text:p>
            <text:p text:style-name="P48">y &amp;&amp;= 0; <text:span text:style-name="T23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3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3">// 50</text:span></text:p>
            <text:p text:style-name="P50">a.speed ??= 25; <text:s text:c="3"/><text:span text:style-name="T23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3">// 2</text:span></text:p>
            <text:p text:style-name="P50">b &amp;&amp;= 2; <text:span text:style-name="T23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8">4</text:span><text:span text:style-name="T26">2</text:span>, Chrome <text:span text:style-name="T28">49, </text:span>Edge <text:span text:style-name="T28">12</text:span>, Safari 1<text:span text:style-name="T28">0</text:span>, <text:span text:style-name="T26">Safari on iOS 1</text:span><text:span text:style-name="T28">0</text:span><text:span text:style-name="T26">, </text:span>Samsung Internet <text:span text:style-name="T28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9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0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1">Similar to Object.defineProperty(). Returns a boolean that is </text:span><text:span text:style-name="Source_20_Text"><text:span text:style-name="T30">true</text:span></text:span><text:span text:style-name="T31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0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2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0">Object.getOwnPropertyDescriptor(</text:span></text:span><text:span text:style-name="Source_20_Text"><text:span text:style-name="T33">target</text:span></text:span><text:span text:style-name="Source_20_Text"><text:span text:style-name="T30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0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0">Object.getPrototypeOf(</text:span></text:span><text:span text:style-name="Source_20_Text"><text:span text:style-name="T33">target</text:span></text:span><text:span text:style-name="Source_20_Text"><text:span text:style-name="T30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4">p</text:span>ropertyKey <text:span text:style-name="T35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0">Object.isExtensible(</text:span></text:span><text:span text:style-name="Source_20_Text"><text:span text:style-name="T33">target</text:span></text:span><text:span text:style-name="Source_20_Text"><text:span text:style-name="T30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6">P</text:span>revents new properties from ever being added to an object. <text:span text:style-name="T34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0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6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6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0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7">Object</text:span></text:p>
          </table:table-cell>
          <table:table-cell table:style-name="Table6.B1" office:value-type="string">
            <text:p text:style-name="P77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9">var myMap = new Map(</text:span><text:span text:style-name="T37">[iterable]</text:span><text:span text:style-name="T39">);</text:span></text:p>
            <text:p text:style-name="P78"/>
            <text:p text:style-name="P78">// <text:span text:style-name="T39">The Map object</text:span><text:span text:style-name="T37">s</text:span><text:span text:style-name="T39"> are iterable.</text:span></text:p>
            <text:p text:style-name="P78">for (<text:span text:style-name="T39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7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8">e</text:span> of setB) {</text:p>
            <text:p text:style-name="P81"><text:s text:c="4"/>if (_d.has(<text:span text:style-name="T38">e</text:span>)) { _d.delete(<text:span text:style-name="T38">e</text:span>); } else { _d.add(<text:span text:style-name="T38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7">Set </text:span>{1, 2, 3, 4, 5, 6}</text:p>
            <text:p text:style-name="P81">intersection(setA, setC); <text:s text:c="7"/>// <text:span text:style-name="T37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9">var my</text:span><text:span text:style-name="T37">Set</text:span><text:span text:style-name="T39"> = new </text:span><text:span text:style-name="T37">Set</text:span><text:span text:style-name="T39">(</text:span><text:span text:style-name="T37">[iterable]</text:span><text:span text:style-name="T39">);</text:span></text:p>
            <text:p text:style-name="P84"/>
            <text:p text:style-name="P84">// <text:span text:style-name="T39">The </text:span><text:span text:style-name="T37">Set</text:span><text:span text:style-name="T39"> object</text:span><text:span text:style-name="T37">s</text:span><text:span text:style-name="T39"> are iterable.</text:span></text:p>
            <text:p text:style-name="P84">for (const item of mySet) { console.log(item); }</text:p>
            <text:p text:style-name="P84"/>
            <text:p text:style-name="P84"><text:span text:style-name="T39">var clone</text:span><text:span text:style-name="T37">Set</text:span><text:span text:style-name="T39"> = new </text:span><text:span text:style-name="T37">Set</text:span><text:span text:style-name="T39">(my</text:span><text:span text:style-name="T37">S</text:span><text:span text:style-name="T40">e</text:span><text:span text:style-name="T37">t</text:span><text:span text:style-name="T39">);</text:span></text:p>
            <text:p text:style-name="P84"><text:span text:style-name="T37">Set</text:span><text:span text:style-name="T39">.prototype.size;</text:span></text:p>
            <text:p text:style-name="P84"><text:span text:style-name="T37">Set</text:span><text:span text:style-name="T39">.prototype.</text:span><text:span text:style-name="T37">add</text:span><text:span text:style-name="T39">(&lt;value&gt;); -&gt; </text:span><text:span text:style-name="T37">Set</text:span><text:span text:style-name="T39"> object</text:span></text:p>
            <text:p text:style-name="P81"><text:span text:style-name="T37">Set</text:span>.prototype.has(&lt;<text:span text:style-name="T37">value</text:span>&gt;); -&gt; boolean</text:p>
            <text:p text:style-name="P81"><text:span text:style-name="T37">Set</text:span>.prototype.delete(&lt;<text:span text:style-name="T37">value</text:span>&gt;); -&gt; boolean</text:p>
            <text:p text:style-name="P81"><text:span text:style-name="T37">Set</text:span>.prototype.clear(); -&gt; undefined</text:p>
            <text:p text:style-name="P81"/>
            <text:p text:style-name="P81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81"><text:span text:style-name="T37">Set</text:span>.prototype.keys(); -&gt; iterator of <text:span text:style-name="T37">values</text:span></text:p>
            <text:p text:style-name="P81"><text:span text:style-name="T37">Set</text:span>.prototype.values(); -&gt; iterator of values</text:p>
            <text:p text:style-name="P81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41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2">object&gt;[</text:span>,mapFn<text:span text:style-name="T42">[</text:span>,thisArg<text:span text:style-name="T42">]]</text:span>)</text:p>
            <text:p text:style-name="P87"><text:s text:c="2"/>.<text:span text:style-name="T42">then((resultArray) =&gt; /* todo with resultArray */);</text:span></text:p>
            <text:p text:style-name="P88"/>
            <text:p text:style-name="P88"><text:span text:style-name="T43">Object types:</text:span><text:span text:style-name="T42"> </text:span><text:span text:style-name="T44">async iterable, iterable </text:span><text:span text:style-name="T45">(Array, Map, Set, NodeList, etc.)</text:span><text:span text:style-name="T46">, </text:span><text:span text:style-name="T44">array-like</text:span></text:p>
            <text:p text:style-name="P89"/>
            <text:p text:style-name="P90"><text:span text:style-name="T47">mapfn parameters: </text:span><text:span text:style-name="T48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9">Set</text:span></text:p>
            <text:p text:style-name="P91">Set.prototype.union(other): <text:span text:style-name="T49">Set</text:span></text:p>
            <text:p text:style-name="P91">Set.prototype.difference(other): <text:span text:style-name="T49">Set</text:span></text:p>
            <text:p text:style-name="P91">Set.prototype.symmetricDifference(other): <text:span text:style-name="T49">Set</text:span></text:p>
            <text:p text:style-name="P91">Set.prototype.isSubsetOf(other): <text:span text:style-name="T49">Boolean</text:span></text:p>
            <text:p text:style-name="P91">Set.prototype.isSupersetOf(other): <text:span text:style-name="T49">Boolean</text:span></text:p>
            <text:p text:style-name="P91">Set.prototype.isDisjointFrom(other): <text:span text:style-name="T49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0">res</text:span>) =&gt; console.log("asyncIterable1: "+<text:span text:style-name="T50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0">res</text:span>) =&gt; console.log("asyncIterable2: "+<text:span text:style-name="T50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0">res</text:span>) =&gt; console.log("[4,5,6,7,8]: "+<text:span text:style-name="T50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0">res</text:span>) =&gt; console.log("[4,5,6,7,8] + fn: "+<text:span text:style-name="T50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8">res</text:span>) =&gt; console.log("Set: "+<text:span text:style-name="T50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0">res</text:span>) =&gt; console.log("Set + fn: "+<text:span text:style-name="T50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0">res</text:span>) =&gt; console.log("arraylike: "+<text:span text:style-name="T50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0">res</text:span>) =&gt; console.log("arraylike + fn: "+<text:span text:style-name="T50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1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office:value-type="string">
            <text:p text:style-name="P102">x</text:p>
          </table:table-cell>
          <table:table-cell table:style-name="Table10.A2" office:value-type="string">
            <text:p text:style-name="P102">y</text:p>
          </table:table-cell>
          <table:table-cell table:style-name="Table10.A2" office:value-type="string">
            <text:p text:style-name="P103"/>
          </table:table-cell>
          <table:table-cell table:style-name="Table10.A2" office:value-type="string">
            <text:p text:style-name="P104"><text:span text:style-name="Source_20_Text"><text:span text:style-name="T52">Same-</text:span></text:span><text:span text:style-name="Source_20_Text"><text:span text:style-name="T53">v</text:span></text:span><text:span text:style-name="Source_20_Text"><text:span text:style-name="T52">alue-Non-</text:span></text:span><text:span text:style-name="Source_20_Text"><text:span text:style-name="T53">n</text:span></text:span><text:span text:style-name="Source_20_Text"><text:span text:style-name="T52">umber</text:span></text:span></text:p>
          </table:table-cell>
          <table:table-cell table:style-name="Table10.A2" office:value-type="string">
            <text:p text:style-name="P104"><text:span text:style-name="Source_20_Text"><text:span text:style-name="T52">Same-value</text:span></text:span></text:p>
          </table:table-cell>
          <table:table-cell table:style-name="Table10.F2" office:value-type="string">
            <text:p text:style-name="P104"><text:span text:style-name="Source_20_Text"><text:span text:style-name="T52">Same-value-zero</text:span></text:span></text:p>
          </table:table-cell>
        </table:table-row>
        <table:table-row>
          <table:table-cell table:style-name="Table10.A2" office:value-type="string">
            <text:p text:style-name="P102">x</text:p>
          </table:table-cell>
          <table:table-cell table:style-name="Table10.A2" office:value-type="string">
            <text:p text:style-name="P102">y</text:p>
          </table:table-cell>
          <table:table-cell table:style-name="Table10.A2" office:value-type="string">
            <text:p text:style-name="P105">loose equality</text:p>
          </table:table-cell>
          <table:table-cell table:style-name="Table10.A2" office:value-type="string">
            <text:p text:style-name="P105"><text:span text:style-name="T54">strict</text:span> equality</text:p>
          </table:table-cell>
          <table:table-cell table:style-name="Table10.A2" office:value-type="string">
            <text:p text:style-name="P104"><text:span text:style-name="Source_20_Text"><text:span text:style-name="T55"/></text:span></text:p>
          </table:table-cell>
          <table:table-cell table:style-name="Table10.F2" office:value-type="string">
            <text:p text:style-name="P106"/>
          </table:table-cell>
        </table:table-row>
        <table:table-row>
          <table:table-cell table:style-name="Table10.A2" office:value-type="string">
            <text:p text:style-name="P107">x</text:p>
          </table:table-cell>
          <table:table-cell table:style-name="Table10.A2" office:value-type="string">
            <text:p text:style-name="P102">y</text:p>
          </table:table-cell>
          <table:table-cell table:style-name="Table10.A2" office:value-type="string">
            <text:p text:style-name="P108"><text:span text:style-name="Source_20_Text"><text:span text:style-name="T52">==</text:span></text:span></text:p>
          </table:table-cell>
          <table:table-cell table:style-name="Table10.A2" office:value-type="string">
            <text:p text:style-name="P108"><text:span text:style-name="Source_20_Text"><text:span text:style-name="T52">===</text:span></text:span></text:p>
          </table:table-cell>
          <table:table-cell table:style-name="Table10.A2" office:value-type="string">
            <text:p text:style-name="P109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6">Object.is(x, y)</text:span></text:span></text:a></text:p>
          </table:table-cell>
          <table:table-cell table:style-name="Table10.F2" office:value-type="string">
            <text:p text:style-name="P109"><text:span text:style-name="Source_20_Text"><text:span text:style-name="T57">x </text:span></text:span><text:span text:style-name="Source_20_Text"><text:span text:style-name="T58">=== y || Object.is(x, y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59">undefined</text:span></text:span></text:p>
          </table:table-cell>
          <table:table-cell table:style-name="Table10.B5" office:value-type="string">
            <text:p text:style-name="P110"><text:span text:style-name="Source_20_Text"><text:span text:style-name="T59">undefined</text:span></text:span></text:p>
          </table:table-cell>
          <table:table-cell table:style-name="Table10.C5" office:value-type="string">
            <text:p text:style-name="P110"><text:span text:style-name="Source_20_Text"><text:span text:style-name="T59">✅ true</text:span></text:span></text:p>
          </table:table-cell>
          <table:table-cell table:style-name="Table10.D5" office:value-type="string">
            <text:p text:style-name="P110"><text:span text:style-name="Source_20_Text"><text:span text:style-name="T59">✅ true</text:span></text:span></text:p>
          </table:table-cell>
          <table:table-cell table:style-name="Table10.E5" office:value-type="string">
            <text:p text:style-name="P110"><text:span text:style-name="Source_20_Text"><text:span text:style-name="T59">✅ true</text:span></text:span></text:p>
          </table:table-cell>
          <table:table-cell table:style-name="Table10.F5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null</text:span></text:span></text:p>
          </table:table-cell>
          <table:table-cell table:style-name="Table10.B6" office:value-type="string">
            <text:p text:style-name="P110"><text:span text:style-name="Source_20_Text"><text:span text:style-name="T59">null</text:span></text:span></text:p>
          </table:table-cell>
          <table:table-cell table:style-name="Table10.C6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6" office:value-type="string">
            <text:p text:style-name="P110"><text:span text:style-name="Source_20_Text"><text:span text:style-name="T59">✅ true</text:span></text:span></text:p>
          </table:table-cell>
          <table:table-cell table:style-name="Table10.F6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true</text:span></text:span></text:p>
          </table:table-cell>
          <table:table-cell table:style-name="Table10.B6" office:value-type="string">
            <text:p text:style-name="P110"><text:span text:style-name="Source_20_Text"><text:span text:style-name="T59">true</text:span></text:span></text:p>
          </table:table-cell>
          <table:table-cell table:style-name="Table10.C7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7" office:value-type="string">
            <text:p text:style-name="P110"><text:span text:style-name="Source_20_Text"><text:span text:style-name="T59">✅ true</text:span></text:span></text:p>
          </table:table-cell>
          <table:table-cell table:style-name="Table10.F7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false</text:span></text:span></text:p>
          </table:table-cell>
          <table:table-cell table:style-name="Table10.B6" office:value-type="string">
            <text:p text:style-name="P110"><text:span text:style-name="Source_20_Text"><text:span text:style-name="T59">false</text:span></text:span></text:p>
          </table:table-cell>
          <table:table-cell table:style-name="Table10.C8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8" office:value-type="string">
            <text:p text:style-name="P110"><text:span text:style-name="Source_20_Text"><text:span text:style-name="T59">✅ true</text:span></text:span></text:p>
          </table:table-cell>
          <table:table-cell table:style-name="Table10.F8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"foo"</text:span></text:span></text:p>
          </table:table-cell>
          <table:table-cell table:style-name="Table10.B6" office:value-type="string">
            <text:p text:style-name="P110"><text:span text:style-name="Source_20_Text"><text:span text:style-name="T59">"foo"</text:span></text:span></text:p>
          </table:table-cell>
          <table:table-cell table:style-name="Table10.C9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9" office:value-type="string">
            <text:p text:style-name="P110"><text:span text:style-name="Source_20_Text"><text:span text:style-name="T59">✅ true</text:span></text:span></text:p>
          </table:table-cell>
          <table:table-cell table:style-name="Table10.F9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0</text:span></text:span></text:p>
          </table:table-cell>
          <table:table-cell table:style-name="Table10.B6" office:value-type="string">
            <text:p text:style-name="P110"><text:span text:style-name="Source_20_Text"><text:span text:style-name="T59">0</text:span></text:span></text:p>
          </table:table-cell>
          <table:table-cell table:style-name="Table10.C10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10" office:value-type="string">
            <text:p text:style-name="P110"><text:span text:style-name="Source_20_Text"><text:span text:style-name="T59">✅ true</text:span></text:span></text:p>
          </table:table-cell>
          <table:table-cell table:style-name="Table10.F10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+0</text:span></text:span></text:p>
          </table:table-cell>
          <table:table-cell table:style-name="Table10.B6" office:value-type="string">
            <text:p text:style-name="P110"><text:span text:style-name="Source_20_Text"><text:span text:style-name="T59">-0</text:span></text:span></text:p>
          </table:table-cell>
          <table:table-cell table:style-name="Table10.C11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11" office:value-type="string">
            <text:p text:style-name="P110"><text:span text:style-name="Source_20_Text"><text:span text:style-name="T59">❌ false</text:span></text:span></text:p>
          </table:table-cell>
          <table:table-cell table:style-name="Table10.F11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+0</text:span></text:span></text:p>
          </table:table-cell>
          <table:table-cell table:style-name="Table10.B6" office:value-type="string">
            <text:p text:style-name="P110"><text:span text:style-name="Source_20_Text"><text:span text:style-name="T59">0</text:span></text:span></text:p>
          </table:table-cell>
          <table:table-cell table:style-name="Table10.C12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12" office:value-type="string">
            <text:p text:style-name="P110"><text:span text:style-name="Source_20_Text"><text:span text:style-name="T59">✅ true</text:span></text:span></text:p>
          </table:table-cell>
          <table:table-cell table:style-name="Table10.F12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-0</text:span></text:span></text:p>
          </table:table-cell>
          <table:table-cell table:style-name="Table10.B6" office:value-type="string">
            <text:p text:style-name="P110"><text:span text:style-name="Source_20_Text"><text:span text:style-name="T59">0</text:span></text:span></text:p>
          </table:table-cell>
          <table:table-cell table:style-name="Table10.C13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13" office:value-type="string">
            <text:p text:style-name="P110"><text:span text:style-name="Source_20_Text"><text:span text:style-name="T59">❌ false</text:span></text:span></text:p>
          </table:table-cell>
          <table:table-cell table:style-name="Table10.F13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0n</text:span></text:span></text:p>
          </table:table-cell>
          <table:table-cell table:style-name="Table10.B6" office:value-type="string">
            <text:p text:style-name="P110"><text:span text:style-name="Source_20_Text"><text:span text:style-name="T59">-0n</text:span></text:span></text:p>
          </table:table-cell>
          <table:table-cell table:style-name="Table10.C14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✅ true</text:span></text:span></text:p>
          </table:table-cell>
          <table:table-cell table:style-name="Table10.E14" office:value-type="string">
            <text:p text:style-name="P110"><text:span text:style-name="Source_20_Text"><text:span text:style-name="T59">✅ true</text:span></text:span></text:p>
          </table:table-cell>
          <table:table-cell table:style-name="Table10.F14" office:value-type="string">
            <text:p text:style-name="P110"><text:span text:style-name="Source_20_Text"><text:span text:style-name="T59">✅ tru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0</text:span></text:span></text:p>
          </table:table-cell>
          <table:table-cell table:style-name="Table10.B6" office:value-type="string">
            <text:p text:style-name="P110"><text:span text:style-name="Source_20_Text"><text:span text:style-name="T59">false</text:span></text:span></text:p>
          </table:table-cell>
          <table:table-cell table:style-name="Table10.C15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5" office:value-type="string">
            <text:p text:style-name="P110"><text:span text:style-name="Source_20_Text"><text:span text:style-name="T59">❌ false</text:span></text:span></text:p>
          </table:table-cell>
          <table:table-cell table:style-name="Table10.F15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""</text:span></text:span></text:p>
          </table:table-cell>
          <table:table-cell table:style-name="Table10.B6" office:value-type="string">
            <text:p text:style-name="P110"><text:span text:style-name="Source_20_Text"><text:span text:style-name="T59">false</text:span></text:span></text:p>
          </table:table-cell>
          <table:table-cell table:style-name="Table10.C16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6" office:value-type="string">
            <text:p text:style-name="P110"><text:span text:style-name="Source_20_Text"><text:span text:style-name="T59">❌ false</text:span></text:span></text:p>
          </table:table-cell>
          <table:table-cell table:style-name="Table10.F16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""</text:span></text:span></text:p>
          </table:table-cell>
          <table:table-cell table:style-name="Table10.B6" office:value-type="string">
            <text:p text:style-name="P110"><text:span text:style-name="Source_20_Text"><text:span text:style-name="T59">0</text:span></text:span></text:p>
          </table:table-cell>
          <table:table-cell table:style-name="Table10.C17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7" office:value-type="string">
            <text:p text:style-name="P110"><text:span text:style-name="Source_20_Text"><text:span text:style-name="T59">❌ false</text:span></text:span></text:p>
          </table:table-cell>
          <table:table-cell table:style-name="Table10.F17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"0"</text:span></text:span></text:p>
          </table:table-cell>
          <table:table-cell table:style-name="Table10.B6" office:value-type="string">
            <text:p text:style-name="P110"><text:span text:style-name="Source_20_Text"><text:span text:style-name="T59">0</text:span></text:span></text:p>
          </table:table-cell>
          <table:table-cell table:style-name="Table10.C18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8" office:value-type="string">
            <text:p text:style-name="P110"><text:span text:style-name="Source_20_Text"><text:span text:style-name="T59">❌ false</text:span></text:span></text:p>
          </table:table-cell>
          <table:table-cell table:style-name="Table10.F18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"17"</text:span></text:span></text:p>
          </table:table-cell>
          <table:table-cell table:style-name="Table10.B6" office:value-type="string">
            <text:p text:style-name="P110"><text:span text:style-name="Source_20_Text"><text:span text:style-name="T59">17</text:span></text:span></text:p>
          </table:table-cell>
          <table:table-cell table:style-name="Table10.C19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9" office:value-type="string">
            <text:p text:style-name="P110"><text:span text:style-name="Source_20_Text"><text:span text:style-name="T59">❌ false</text:span></text:span></text:p>
          </table:table-cell>
          <table:table-cell table:style-name="Table10.F19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[1, 2]</text:span></text:span></text:p>
          </table:table-cell>
          <table:table-cell table:style-name="Table10.B6" office:value-type="string">
            <text:p text:style-name="P110"><text:span text:style-name="Source_20_Text"><text:span text:style-name="T59">"1,2"</text:span></text:span></text:p>
          </table:table-cell>
          <table:table-cell table:style-name="Table10.C20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0" office:value-type="string">
            <text:p text:style-name="P110"><text:span text:style-name="Source_20_Text"><text:span text:style-name="T59">❌ false</text:span></text:span></text:p>
          </table:table-cell>
          <table:table-cell table:style-name="Table10.F20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59">"foo"</text:span></text:span></text:p>
          </table:table-cell>
          <table:table-cell table:style-name="Table10.C21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1" office:value-type="string">
            <text:p text:style-name="P110"><text:span text:style-name="Source_20_Text"><text:span text:style-name="T59">❌ false</text:span></text:span></text:p>
          </table:table-cell>
          <table:table-cell table:style-name="Table10.F21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null</text:span></text:span></text:p>
          </table:table-cell>
          <table:table-cell table:style-name="Table10.B6" office:value-type="string">
            <text:p text:style-name="P110"><text:span text:style-name="Source_20_Text"><text:span text:style-name="T59">undefined</text:span></text:span></text:p>
          </table:table-cell>
          <table:table-cell table:style-name="Table10.C22" office:value-type="string">
            <text:p text:style-name="P110"><text:span text:style-name="Source_20_Text"><text:span text:style-name="T59">✅ tru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2" office:value-type="string">
            <text:p text:style-name="P110"><text:span text:style-name="Source_20_Text"><text:span text:style-name="T59">❌ false</text:span></text:span></text:p>
          </table:table-cell>
          <table:table-cell table:style-name="Table10.F22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null</text:span></text:span></text:p>
          </table:table-cell>
          <table:table-cell table:style-name="Table10.B6" office:value-type="string">
            <text:p text:style-name="P110"><text:span text:style-name="Source_20_Text"><text:span text:style-name="T59">false</text:span></text:span></text:p>
          </table:table-cell>
          <table:table-cell table:style-name="Table10.C23" office:value-type="string">
            <text:p text:style-name="P110"><text:span text:style-name="Source_20_Text"><text:span text:style-name="T59">❌ fals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3" office:value-type="string">
            <text:p text:style-name="P110"><text:span text:style-name="Source_20_Text"><text:span text:style-name="T59">❌ false</text:span></text:span></text:p>
          </table:table-cell>
          <table:table-cell table:style-name="Table10.F23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undefined</text:span></text:span></text:p>
          </table:table-cell>
          <table:table-cell table:style-name="Table10.B6" office:value-type="string">
            <text:p text:style-name="P110"><text:span text:style-name="Source_20_Text"><text:span text:style-name="T59">false</text:span></text:span></text:p>
          </table:table-cell>
          <table:table-cell table:style-name="Table10.C24" office:value-type="string">
            <text:p text:style-name="P110"><text:span text:style-name="Source_20_Text"><text:span text:style-name="T59">❌ fals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4" office:value-type="string">
            <text:p text:style-name="P110"><text:span text:style-name="Source_20_Text"><text:span text:style-name="T59">❌ false</text:span></text:span></text:p>
          </table:table-cell>
          <table:table-cell table:style-name="Table10.F24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59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59">❌ fals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5" office:value-type="string">
            <text:p text:style-name="P110"><text:span text:style-name="Source_20_Text"><text:span text:style-name="T59">❌ false</text:span></text:span></text:p>
          </table:table-cell>
          <table:table-cell table:style-name="Table10.F25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59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6" office:value-type="string">
            <text:p text:style-name="P110"><text:span text:style-name="Source_20_Text"><text:span text:style-name="T59">❌ false</text:span></text:span></text:p>
          </table:table-cell>
          <table:table-cell table:style-name="Table10.F26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0</text:span></text:span></text:p>
          </table:table-cell>
          <table:table-cell table:style-name="Table10.B6" office:value-type="string">
            <text:p text:style-name="P110"><text:span text:style-name="Source_20_Text"><text:span text:style-name="T59">null</text:span></text:span></text:p>
          </table:table-cell>
          <table:table-cell table:style-name="Table10.C27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7" office:value-type="string">
            <text:p text:style-name="P110"><text:span text:style-name="Source_20_Text"><text:span text:style-name="T59">❌ false</text:span></text:span></text:p>
          </table:table-cell>
          <table:table-cell table:style-name="Table10.F27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59">0</text:span></text:span></text:p>
          </table:table-cell>
          <table:table-cell table:style-name="Table10.B6" office:value-type="string">
            <text:p text:style-name="P110"><text:span text:style-name="Source_20_Text"><text:span text:style-name="T59">NaN</text:span></text:span></text:p>
          </table:table-cell>
          <table:table-cell table:style-name="Table10.C28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8" office:value-type="string">
            <text:p text:style-name="P110"><text:span text:style-name="Source_20_Text"><text:span text:style-name="T59">❌ false</text:span></text:span></text:p>
          </table:table-cell>
          <table:table-cell table:style-name="Table10.F28" office:value-type="string">
            <text:p text:style-name="P110"><text:span text:style-name="Source_20_Text"><text:span text:style-name="T59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59">'foo'</text:span></text:span></text:p>
          </table:table-cell>
          <table:table-cell table:style-name="Table10.B6" office:value-type="string">
            <text:p text:style-name="P110"><text:span text:style-name="Source_20_Text"><text:span text:style-name="T59">NaN</text:span></text:span></text:p>
          </table:table-cell>
          <table:table-cell table:style-name="Table10.C29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9" office:value-type="string">
            <text:p text:style-name="P110"><text:span text:style-name="Source_20_Text"><text:span text:style-name="T59">❌ false</text:span></text:span></text:p>
          </table:table-cell>
          <table:table-cell table:style-name="Table10.F29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59">NaN</text:span></text:span></text:p>
          </table:table-cell>
          <table:table-cell table:style-name="Table10.B30" office:value-type="string">
            <text:p text:style-name="P110"><text:span text:style-name="Source_20_Text"><text:span text:style-name="T59">NaN</text:span></text:span></text:p>
          </table:table-cell>
          <table:table-cell table:style-name="Table10.C30" office:value-type="string">
            <text:p text:style-name="P110"><text:span text:style-name="Source_20_Text"><text:span text:style-name="T59">❌ false</text:span></text:span></text:p>
          </table:table-cell>
          <table:table-cell table:style-name="Table10.D30" office:value-type="string">
            <text:p text:style-name="P110"><text:span text:style-name="Source_20_Text"><text:span text:style-name="T59">❌ false</text:span></text:span></text:p>
          </table:table-cell>
          <table:table-cell table:style-name="Table10.E30" office:value-type="string">
            <text:p text:style-name="P110"><text:span text:style-name="Source_20_Text"><text:span text:style-name="T59">✅ true</text:span></text:span></text:p>
          </table:table-cell>
          <table:table-cell table:style-name="Table10.F30" office:value-type="string">
            <text:p text:style-name="P110"><text:span text:style-name="Source_20_Text"><text:span text:style-name="T59">✅ true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6T14:32:27.276255100</dc:date>
    <meta:print-date>2025-05-14T19:42:02.083529300</meta:print-date>
    <meta:editing-cycles>365</meta:editing-cycles>
    <meta:editing-duration>PT16H26M23S</meta:editing-duration>
    <meta:printed-by>PDF files</meta:printed-by>
    <meta:document-statistic meta:table-count="10" meta:image-count="0" meta:object-count="0" meta:page-count="10" meta:paragraph-count="730" meta:word-count="2675" meta:character-count="19794" meta:non-whitespace-character-count="17511"/>
    <meta:template xlink:type="simple" xlink:actuate="onRequest" xlink:title="" xlink:href="Normal.dotm"/>
  </office:meta>
</office:document-meta>
</file>